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2"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3" style:family="paragraph" style:parent-style-name="Standard">
      <style:paragraph-properties fo:text-align="justify" style:justify-single-word="false"/>
      <style:text-properties style:font-name="Times New Roman" fo:font-size="13pt" officeooo:rsid="0036e2e0" officeooo:paragraph-rsid="0036e2e0" style:font-size-asian="13pt" style:font-size-complex="13pt"/>
    </style:style>
    <style:style style:name="P4" style:family="paragraph" style:parent-style-name="Standard">
      <style:paragraph-properties fo:text-align="justify" style:justify-single-word="false"/>
      <style:text-properties style:font-name="Times New Roman" fo:font-size="12pt" officeooo:rsid="002157cf" officeooo:paragraph-rsid="002157cf" style:font-size-asian="12pt" style:font-size-complex="12pt"/>
    </style:style>
    <style:style style:name="P5"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6" style:family="paragraph" style:parent-style-name="Standard">
      <style:paragraph-properties fo:text-align="justify" style:justify-single-word="false"/>
      <style:text-properties fo:font-size="13pt" officeooo:rsid="002157cf" officeooo:paragraph-rsid="002157cf" style:font-size-asian="13pt" style:font-size-complex="13pt"/>
    </style:style>
    <style:style style:name="P7" style:family="paragraph" style:parent-style-name="Standard">
      <style:paragraph-properties fo:line-height="150%" fo:text-align="start" style:justify-single-word="false"/>
      <style:text-properties officeooo:paragraph-rsid="001e939d"/>
    </style:style>
    <style:style style:name="P8" style:family="paragraph" style:parent-style-name="Standard">
      <style:paragraph-properties fo:text-align="justify" style:justify-single-word="false"/>
      <style:text-properties fo:font-size="12pt" officeooo:rsid="002157cf" officeooo:paragraph-rsid="002157cf" style:font-size-asian="12pt" style:font-size-complex="12pt"/>
    </style:style>
    <style:style style:name="P9" style:family="paragraph" style:parent-style-name="Standard">
      <style:paragraph-properties fo:text-align="justify" style:justify-single-word="false"/>
      <style:text-properties fo:font-size="12pt" officeooo:paragraph-rsid="002157cf" style:font-size-asian="12pt" style:font-size-complex="12pt"/>
    </style:style>
    <style:style style:name="P10" style:family="paragraph" style:parent-style-name="Standard">
      <style:paragraph-properties fo:text-align="start" style:justify-single-word="false"/>
      <style:text-properties style:font-name="Times New Roman1" fo:font-size="12pt" officeooo:rsid="002157cf" officeooo:paragraph-rsid="002157cf"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officeooo:rsid="00136418" officeooo:paragraph-rsid="00136418"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officeooo:rsid="00136418" officeooo:paragraph-rsid="001e939d" style:font-size-asian="12pt" style:font-size-complex="12pt"/>
    </style:style>
    <style:style style:name="P13" style:family="paragraph" style:parent-style-name="Standard">
      <style:paragraph-properties fo:text-align="start" style:justify-single-word="false"/>
      <style:text-properties style:font-name="Times New Roman1" fo:font-size="12pt" officeooo:rsid="0023ac94" officeooo:paragraph-rsid="0023ac94"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fr" fo:country="FR" officeooo:rsid="0013e3db" officeooo:paragraph-rsid="00435ec8"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fr" fo:country="FR" officeooo:rsid="00398348" officeooo:paragraph-rsid="00398348" style:font-size-asian="12pt" style:language-asian="zxx" style:country-asian="none" style:font-size-complex="12pt" style:language-complex="zxx" style:country-complex="none"/>
    </style:style>
    <style:style style:name="P17" style:family="paragraph" style:parent-style-name="Standard">
      <style:paragraph-properties fo:line-height="150%" fo:text-align="justify" style:justify-single-word="false"/>
      <style:text-properties style:font-name="Times New Roman1" fo:font-size="12pt" officeooo:rsid="0013e3db" officeooo:paragraph-rsid="006a8498" style:font-size-asian="12pt" style:font-size-complex="12pt"/>
    </style:style>
    <style:style style:name="T1" style:family="text">
      <style:text-properties style:font-name="Times New Roman"/>
    </style:style>
    <style:style style:name="T2" style:family="text">
      <style:text-properties style:font-name="Times New Roman" officeooo:rsid="0021d0b7"/>
    </style:style>
    <style:style style:name="T3" style:family="text">
      <style:text-properties style:font-name="Times New Roman" officeooo:rsid="003010fe"/>
    </style:style>
    <style:style style:name="T4" style:family="text">
      <style:text-properties style:font-name="Times New Roman" fo:font-size="13pt" officeooo:rsid="001e939d" style:font-size-asian="13pt" style:font-size-complex="13pt"/>
    </style:style>
    <style:style style:name="T5" style:family="text">
      <style:text-properties style:font-name="Times New Roman" fo:font-size="13pt" officeooo:rsid="0057a00f" style:font-size-asian="13pt" style:font-size-complex="13pt"/>
    </style:style>
    <style:style style:name="T6" style:family="text">
      <style:text-properties style:font-name="Times New Roman" fo:font-size="12pt" officeooo:rsid="0021d0b7" style:font-size-asian="12pt" style:font-size-complex="12pt"/>
    </style:style>
    <style:style style:name="T7" style:family="text">
      <style:text-properties style:font-name="Times New Roman" fo:font-size="12pt" officeooo:rsid="003010fe" style:font-size-asian="12pt" style:font-size-complex="12pt"/>
    </style:style>
    <style:style style:name="T8" style:family="text">
      <style:text-properties style:font-name="Times New Roman" officeooo:rsid="002157cf"/>
    </style:style>
    <style:style style:name="T9" style:family="text">
      <style:text-properties officeooo:rsid="002f4990"/>
    </style:style>
    <style:style style:name="T10" style:family="text">
      <style:text-properties officeooo:rsid="003010fe"/>
    </style:style>
    <style:style style:name="T11" style:family="text">
      <style:text-properties officeooo:rsid="0035f225"/>
    </style:style>
    <style:style style:name="T12" style:family="text">
      <style:text-properties officeooo:rsid="003ae4e3"/>
    </style:style>
    <style:style style:name="T13" style:family="text">
      <style:text-properties fo:language="fr" fo:country="FR"/>
    </style:style>
    <style:style style:name="T14" style:family="text">
      <style:text-properties fo:language="fr" fo:country="FR" officeooo:rsid="00435ec8"/>
    </style:style>
    <style:style style:name="T15" style:family="text">
      <style:text-properties fo:language="fr" fo:country="FR" officeooo:rsid="0057311c"/>
    </style:style>
    <style:style style:name="T16" style:family="text">
      <style:text-properties fo:language="fr" fo:country="FR" officeooo:rsid="0057a00f"/>
    </style:style>
    <style:style style:name="T17" style:family="text">
      <style:text-properties fo:language="fr" fo:country="FR" officeooo:rsid="00596e38"/>
    </style:style>
    <style:style style:name="T18" style:family="text">
      <style:text-properties fo:language="fr" fo:country="FR" officeooo:rsid="006b0cd2"/>
    </style:style>
    <style:style style:name="T19" style:family="text">
      <style:text-properties officeooo:rsid="00426e4f"/>
    </style:style>
    <style:style style:name="T20" style:family="text">
      <style:text-properties style:font-name="Times New Roman1" fo:font-size="12pt" officeooo:rsid="001e939d" style:font-size-asian="12pt" style:font-size-complex="12pt"/>
    </style:style>
    <style:style style:name="T21" style:family="text">
      <style:text-properties officeooo:rsid="00507a0c"/>
    </style:style>
    <style:style style:name="T22" style:family="text">
      <style:text-properties style:text-position="super 58%" officeooo:rsid="002f4990"/>
    </style:style>
    <style:style style:name="T23" style:family="text">
      <style:text-properties style:text-position="0% 100%" officeooo:rsid="00520ca9"/>
    </style:style>
    <style:style style:name="T24" style:family="text">
      <style:text-properties officeooo:rsid="005446bf"/>
    </style:style>
    <style:style style:name="T25" style:family="text">
      <style:text-properties officeooo:rsid="005a5c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bathou <text:span text:style-name="T21">BIYALOU-SAMA</text:span></text:p>
      <text:p text:style-name="P1">19 Rue des Genêts,</text:p>
      <text:p text:style-name="P1">59650, Villeneuve d’Ascq,</text:p>
      <text:p text:style-name="P2">+33 7 51 58 03 81,</text:p>
      <text:p text:style-name="P3"><text:a xlink:type="simple" xlink:href="mailto:a.biyalou-sama@etudiant.univ-lille1.fr" text:style-name="Internet_20_link" text:visited-style-name="Visited_20_Internet_20_Link">a.biyalou-sama@etudiant.univ-lille1.fr</text:a>, </text:p>
      <text:p text:style-name="P6"><text:a xlink:type="simple" xlink:href="mailto:asamabiyalou@yahoo.com" text:style-name="Internet_20_link" text:visited-style-name="Visited_20_Internet_20_Link"><text:span text:style-name="T1">asamabiyalou@yahoo.com</text:span></text:a><text:span text:style-name="T1"> <text:tab/><text:tab/><text:tab/></text:span><text:span text:style-name="T6">À Monsieur </text:span><text:span text:style-name="T7">Alexis MULLER</text:span><text:span text:style-name="T6">,</text:span></text:p>
      <text:p text:style-name="P8"><text:span text:style-name="T2"><text:tab/><text:tab/><text:tab/><text:tab/><text:tab/><text:tab/><text:tab/></text:span><text:span text:style-name="T3">Directeur Général d’Axellience</text:span></text:p>
      <text:p text:style-name="P8"/>
      <text:p text:style-name="P8"><text:tab/><text:tab/><text:tab/><text:tab/><text:tab/><text:tab/><text:tab/><text:span text:style-name="T10">Axellience</text:span><text:span text:style-name="T2">,</text:span></text:p>
      <text:p text:style-name="P4"><text:tab/><text:tab/><text:tab/><text:tab/><text:tab/><text:tab/><text:tab/><text:span text:style-name="T10">4, Avenue des saules,</text:span></text:p>
      <text:p text:style-name="P4"><text:tab/><text:tab/><text:tab/><text:tab/><text:tab/><text:tab/><text:tab/><text:span text:style-name="T10">59000, Lille,</text:span></text:p>
      <text:p text:style-name="P9"><text:span text:style-name="T8"><text:tab/><text:tab/><text:tab/><text:tab/><text:tab/><text:tab/><text:tab/></text:span><text:span text:style-name="T3">France</text:span><text:span text:style-name="T8">.</text:span></text:p>
      <text:p text:style-name="P5"><text:tab/><text:tab/><text:tab/><text:tab/><text:tab/><text:tab/><text:tab/></text:p>
      <text:p text:style-name="P13">Objet : Candidature spontanée au poste de “développeur en alternance”</text:p>
      <text:p text:style-name="P10"/>
      <text:p text:style-name="P11">Monsieur <text:span text:style-name="T11">le Directeur Général</text:span>,</text:p>
      <text:p text:style-name="P14">Etudiant en <text:span text:style-name="T9">Informatique,</text:span> <text:span text:style-name="T9">je vais intégrer le Master en Infrastructures Applicatives et Génie Logiciel (IAGL) de l’Université de Lille. Je pourrai ainsi acquérir des connaissances plus poussées dans la mise en place et la conception d’applications. En effet je dispose déjà de connaissances en conception d’applications issues de ma licence professionnelle en génie logiciel obtenue en quatre (4) ans au Togo et de ma 3</text:span><text:span text:style-name="T22">ème </text:span><text:span text:style-name="T23">année de Licence Informatique à l’Université de Lille</text:span><text:span text:style-name="T9">. Mon stage de Licence informatique en cours au sein de l’équipe RMoD d’Inria Lille – Nord Europe me permet de <text:s/>découvrir le domaine de la conception de haut niveau. Durant ce stage j’ai l’occasion de me familiariser avec les notions de méta modéle, de conception de haut niveau, d’analyse de code et plus généralement du génie logiciel. Poursuivre en Master IAGL me permettra de formaliser plus et d’approfondir ces notions. Cependant, il me semble indispensable de mettre en pratique les connaissances acquises durant la formation. Pour cela, je souhaite faire de l’alternance et en particulier chez Axellience.</text:span></text:p>
      <text:p text:style-name="P15"><text:span text:style-name="T24">La métamodélisation se retrouve au coeur des activités d’Axellience. Il s’agit d’un domaine qui me passionne et où j’aimerai en apprendre plus. Il y a également les outils fonctionnels utilisés par de nombreux utilisateurs en mode Saas dont la plateforme GenMyModel. L’aspect collaboratif de ces outils sur internet me semble intérressant. J’aimerai donc acquérir les connaissances et les valeurs autour de ces outils.</text:span> <text:span text:style-name="T19">Cette équipe dynamique de personnes issus aussi bien de l’industrie que de la recherche me permettra d’évoluer avec divers points de vue qui seront constructifs.</text:span></text:p>
      <text:p text:style-name="P17"><text:span text:style-name="T14">Ma passion étant de pouvoir offrir aux développeurs des outils de travail efficaces, je serai donc ravi d’intégrer un groupe qui œuvre dans cette perspective</text:span><text:span text:style-name="T13">. </text:span><text:span text:style-name="T15">Je dispose en effet d’une expérience en métaprogrammation sur des projets conséquents, de solides connaissances en orienté objet.</text:span></text:p>
      <text:p text:style-name="P17"><text:span text:style-name="T18">Ayant </text:span><text:span text:style-name="T16">une bonne capacité d’adaptation, j’apprends vite. </text:span><text:span text:style-name="T17">Volontaire et sérieux,</text:span><text:span text:style-name="T16"> </text:span><text:span text:style-name="T17">j</text:span><text:span text:style-name="T16">e pourrai ainsi apporter </text:span><text:span text:style-name="T17">mes idées dans l’évolution et la mise en place</text:span><text:span text:style-name="T13"> </text:span><text:span text:style-name="T17">d’outils.</text:span></text:p>
      <text:p text:style-name="P16"><text:soft-page-break/>Réellement enthousiaste à l’idée de rejoindre votre équipe dynamique, je reste à votre disposition pour vous rencontrer <text:span text:style-name="T25">lors</text:span> d’un entretien que vous voudrez bien fixer à votre convenance.</text:p>
      <text:p text:style-name="P16">Dans l’attente d’une <text:span text:style-name="T12">suite favorable, je vous prie de recevoir, Monsieur, l’expression de mes respectueuses salutations.</text:span></text:p>
      <text:p text:style-name="P12"/>
      <text:p text:style-name="P12"/>
      <text:p text:style-name="P7"><text:span text:style-name="T20"><text:tab/><text:tab/><text:tab/><text:tab/><text:tab/><text:tab/><text:tab/><text:tab/><text:tab/>Asbathou</text:span><text:span text:style-name="T4"> </text:span><text:span text:style-name="T5">BIYALOU-S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6-28T06:20:00.489309546</dc:date>
    <meta:editing-duration>PT12H39M16S</meta:editing-duration>
    <meta:editing-cycles>48</meta:editing-cycles>
    <meta:generator>LibreOffice/5.1.6.2$Linux_X86_64 LibreOffice_project/10m0$Build-2</meta:generator>
    <meta:document-statistic meta:table-count="0" meta:image-count="0" meta:object-count="0" meta:page-count="2" meta:paragraph-count="21" meta:word-count="416" meta:character-count="2851" meta:non-whitespace-character-count="2398"/>
  </office:meta>
</office:document-meta>
</file>